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Helvetica Neue" fo:font-size="9.75pt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j Faj</meta:initial-creator>
    <meta:creation-date>2019-03-20T22:49:53.75</meta:creation-date>
    <dc:date>2019-05-04T22:38:23.17</dc:date>
    <dc:creator>Baj Faj</dc:creator>
    <meta:editing-duration>P3DT15H50M50S</meta:editing-duration>
    <meta:editing-cycles>44</meta:editing-cycles>
    <meta:generator>OpenOffice/4.1.5$Win32 OpenOffice.org_project/415m1$Build-9789</meta:generator>
    <meta:document-statistic meta:table-count="0" meta:image-count="0" meta:object-count="0" meta:page-count="1" meta:paragraph-count="0" meta:word-count="0" meta:character-count="0"/>
  </office:meta>
</office:document-meta>
</file>